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6mm"/>
    </style:style>
    <style:style style:name="co2" style:family="table-column">
      <style:table-column-properties fo:break-before="auto" style:column-width="26.7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1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T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TRef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Ɵ <text:s/></text:p>
          </table:table-cell>
          <table:table-cell table:formula="of:=[.B14]" office:value-type="float" office:value="4.28571428571429" calcext:value-type="float">
            <text:p>4,28571428571429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KTRef = </text:p>
          </table:table-cell>
          <table:table-cell table:formula="of:=(100/(100+[.B4]*([.B3]-[.B2])))*[.B1]" office:value-type="float" office:value="1.51475409836066" calcext:value-type="float">
            <text:p>1,51475409836066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KT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T2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Ɵ = </text:p>
          </table:table-cell>
          <table:table-cell table:formula="of:=(([.B11]-[.B9])*100)/(([.B12]-[.B10])*[.B9])" office:value-type="float" office:value="4.28571428571429" calcext:value-type="float">
            <text:p>4,2857142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0:05:20.58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6:31:39.220000000</meta:creation-date>
    <dc:date>2017-04-25T11:17:08.175000000</dc:date>
    <meta:editing-duration>PT23M4S</meta:editing-duration>
    <meta:editing-cycles>2</meta:editing-cycles>
    <meta:generator>LibreOffice/5.3.2.2$Windows_x86 LibreOffice_project/6cd4f1ef626f15116896b1d8e1398b56da0d0ee1</meta:generator>
    <meta:document-statistic meta:table-count="1" meta:cell-count="20" meta:object-count="0"/>
  </office:meta>
</office:document-meta>
</file>